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0096d4"/>
    </style:style>
    <style:style style:name="gr2" style:family="graphic" style:parent-style-name="standard">
      <style:graphic-properties svg:stroke-width="0.001cm" svg:stroke-color="#aae6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005a80"/>
    </style:style>
    <style:style style:name="gr4" style:family="graphic" style:parent-style-name="standard">
      <style:graphic-properties draw:stroke="none" svg:stroke-width="0.001cm" draw:fill-color="#00b4ff"/>
    </style:style>
    <style:style style:name="gr5" style:family="graphic" style:parent-style-name="standard">
      <style:graphic-properties draw:stroke="none" svg:stroke-width="0.001cm" draw:fill-color="#000000"/>
    </style:style>
    <style:style style:name="gr6" style:family="graphic" style:parent-style-name="standard">
      <style:graphic-properties draw:stroke="none" svg:stroke-width="0.001cm" draw:fill-color="#ffffff"/>
    </style:style>
  </office:automatic-styles>
  <office:body>
    <office:drawing>
      <draw:page draw:name="page1" draw:style-name="dp1" draw:master-page-name="Default">
        <draw:g>
          <draw:glue-point draw:id="4" svg:x="-2.641cm" svg:y="-5cm"/>
          <draw:glue-point draw:id="5" svg:x="5cm" svg:y="-5cm"/>
          <draw:glue-point draw:id="6" svg:x="1.18cm" svg:y="-5cm"/>
          <draw:glue-point draw:id="7" svg:x="-5cm" svg:y="5cm"/>
          <draw:glue-point draw:id="8" svg:x="2.636cm" svg:y="5cm"/>
          <draw:glue-point draw:id="9" svg:x="-1.183cm" svg:y="5cm"/>
          <draw:glue-point draw:id="10" svg:x="-5cm" svg:y="0.409cm"/>
          <draw:glue-point draw:id="11" svg:x="-5cm" svg:y="2.707cm"/>
          <draw:glue-point draw:id="12" svg:x="5cm" svg:y="-0.409cm"/>
          <draw:glue-point draw:id="13" svg:x="5cm" svg:y="-2.707cm"/>
          <draw:glue-point draw:id="14" svg:x="-0.001cm" svg:y="0cm"/>
          <draw:polygon draw:style-name="gr1" draw:layer="layout" svg:width="3.632cm" svg:height="0.918cm" svg:x="0cm" svg:y="1.082cm" svg:viewBox="0 0 3633 919" draw:points="0,0 0,919 3633,919 3633,0">
            <text:p/>
          </draw:polygon>
          <draw:polygon draw:style-name="gr2" draw:layer="layout" svg:width="3.632cm" svg:height="0.918cm" svg:x="0cm" svg:y="1.082cm" svg:viewBox="0 0 3633 919" draw:points="0,0 0,919 3633,919 3633,0">
            <text:p/>
          </draw:polygon>
          <draw:polygon draw:style-name="gr3" draw:layer="layout" svg:width="1.125cm" svg:height="2cm" svg:x="3.632cm" svg:y="0cm" svg:viewBox="0 0 1126 2001" draw:points="0,1082 1126,0 1126,918 0,2001">
            <text:p/>
          </draw:polygon>
          <draw:polygon draw:style-name="gr2" draw:layer="layout" svg:width="1.125cm" svg:height="2cm" svg:x="3.632cm" svg:y="0cm" svg:viewBox="0 0 1126 2001" draw:points="0,1082 1126,0 1126,918 0,2001">
            <text:p/>
          </draw:polygon>
          <draw:polygon draw:style-name="gr4" draw:layer="layout" svg:width="4.757cm" svg:height="1.082cm" svg:x="0cm" svg:y="0cm" svg:viewBox="0 0 4758 1083" draw:points="3632,1083 4758,0 1122,0 0,1083">
            <text:p/>
          </draw:polygon>
          <draw:polygon draw:style-name="gr2" draw:layer="layout" svg:width="4.757cm" svg:height="1.082cm" svg:x="0cm" svg:y="0cm" svg:viewBox="0 0 4758 1083" draw:points="3632,1083 4758,0 1122,0 0,1083">
            <text:p/>
          </draw:polygon>
          <draw:polygon draw:style-name="gr5" draw:layer="layout" svg:width="1.552cm" svg:height="0.36cm" svg:x="2.146cm" svg:y="0.492cm" svg:viewBox="0 0 1553 361" draw:points="131,66 0,195 924,195 793,361 1553,163 1156,0 1056,66">
            <text:p/>
          </draw:polygon>
          <draw:polygon draw:style-name="gr5" draw:layer="layout" svg:width="1.552cm" svg:height="0.393cm" svg:x="2.608cm" svg:y="0.032cm" svg:viewBox="0 0 1553 394" draw:points="132,99 0,230 925,230 759,394 1553,165 1123,0 1059,99">
            <text:p/>
          </draw:polygon>
          <draw:polygon draw:style-name="gr5" draw:layer="layout" svg:width="1.555cm" svg:height="0.361cm" svg:x="0.526cm" svg:y="0.622cm" svg:viewBox="0 0 1556 362" draw:points="1421,296 1556,164 596,164 761,0 0,196 397,362 464,296">
            <text:p/>
          </draw:polygon>
          <draw:polygon draw:style-name="gr5" draw:layer="layout" svg:width="1.553cm" svg:height="0.394cm" svg:x="0.957cm" svg:y="0.164cm" svg:viewBox="0 0 1554 395" draw:points="1421,293 1554,165 628,165 794,0 0,229 429,395 495,293">
            <text:p/>
          </draw:polygon>
          <draw:polygon draw:style-name="gr6" draw:layer="layout" svg:width="1.552cm" svg:height="0.36cm" svg:x="2.179cm" svg:y="0.524cm" svg:viewBox="0 0 1553 361" draw:points="131,64 0,196 925,196 793,361 1553,163 1155,0 1057,64">
            <text:p/>
          </draw:polygon>
          <draw:polygon draw:style-name="gr6" draw:layer="layout" svg:width="1.553cm" svg:height="0.392cm" svg:x="2.641cm" svg:y="0.065cm" svg:viewBox="0 0 1554 393" draw:points="132,98 0,229 925,229 760,393 1554,163 1124,0 1057,98">
            <text:p/>
          </draw:polygon>
          <draw:polygon draw:style-name="gr6" draw:layer="layout" svg:width="1.552cm" svg:height="0.361cm" svg:x="0.56cm" svg:y="0.655cm" svg:viewBox="0 0 1553 362" draw:points="1420,296 1553,164 596,164 759,0 0,197 396,362 462,296">
            <text:p/>
          </draw:polygon>
          <draw:polygon draw:style-name="gr6" draw:layer="layout" svg:width="1.552cm" svg:height="0.391cm" svg:x="0.991cm" svg:y="0.198cm" svg:viewBox="0 0 1553 392" draw:points="1419,295 1553,162 625,162 792,0 0,228 429,392 493,295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Workgroup switch</dc:title>
    <meta:creation-date>2011-02-07T16:39:48</meta:creation-date>
    <meta:editing-duration>P0D</meta:editing-duration>
    <meta:editing-cycles>1</meta:editing-cycles>
    <meta:document-statistic meta:object-count="15"/>
    <meta:generator>OpenOffice.org/3.3$Linux OpenOffice.org_project/330m20$Build-9567</meta:generator>
  </office:meta>
</office:document-meta>
</file>